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text-align="center" style:justify-single-word="false" style:page-number="auto"/>
    </style:style>
    <style:style style:name="P2" style:family="paragraph" style:parent-style-name="List_20_Paragraph" style:list-style-name="WWNum6"/>
    <style:style style:name="P3" style:family="paragraph" style:parent-style-name="List_20_Paragraph" style:list-style-name="WWNum7"/>
    <style:style style:name="P4" style:family="paragraph" style:parent-style-name="Subtitle">
      <style:paragraph-properties fo:text-align="start" style:justify-single-word="false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font-style="italic" fo:font-weight="bold" style:font-style-asian="italic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mpte rendu</text:span></text:p>
      <text:p text:style-name="Standard"/>
      <text:list xml:id="list8257173423152035746" text:style-name="Outline">
        <text:list-item>
          <text:list>
            <text:list-item>
              <text:h text:style-name="Heading_20_2" text:outline-level="2"><text:span text:style-name="T2">Intro :</text:span></text:h>
            </text:list-item>
            <text:list-item>
              <text:h text:style-name="Heading_20_2" text:outline-level="2"><text:span text:style-name="T2"><text:s/></text:span></text:h>
            </text:list-item>
          </text:list>
        </text:list-item>
      </text:list>
      <text:list xml:id="list4479757026650646725" text:style-name="WWNum6">
        <text:list-item>
          <text:p text:style-name="P2"><text:span text:style-name="T5">Nature / Source</text:span><text:bookmark text:name="_GoBack"/></text:p>
        </text:list-item>
      </text:list>
      <text:p text:style-name="Subtitle"><text:span text:style-name="T6">Le document est ...</text:span></text:p>
      <text:list xml:id="list34770982" text:continue-numbering="true" text:style-name="WWNum6">
        <text:list-item>
          <text:p text:style-name="P2"><text:span text:style-name="T5">Sujet</text:span></text:p>
        </text:list-item>
      </text:list>
      <text:p text:style-name="P4"><text:span text:style-name="T6">Cet article traite de ...</text:span></text:p>
      <text:list xml:id="list34770732" text:continue-numbering="true" text:style-name="WWNum6">
        <text:list-item>
          <text:p text:style-name="P2"><text:span text:style-name="T3">Résumé du sens général de l’article</text:span></text:p>
        </text:list-item>
      </text:list>
      <text:p text:style-name="Subtitle"><text:span text:style-name="T6">En somme l’article démontre l’utilité des tests d’intrusion dans la sécurité des réseaux d’entreprise... Conséquences, enjeux, pourquoi...</text:span></text:p>
      <text:p text:style-name="Text_20_body"><text:span text:style-name="T6"/></text:p>
      <text:list xml:id="list34763206" text:continue-list="list8257173423152035746" text:style-name="Outline">
        <text:list-item>
          <text:list>
            <text:list-item>
              <text:h text:style-name="Heading_20_2" text:outline-level="2"><text:span text:style-name="T2">Conclusion :</text:span></text:h>
            </text:list-item>
          </text:list>
        </text:list-item>
      </text:list>
      <text:p text:style-name="Standard"><text:span text:style-name="T4"/></text:p>
      <text:list xml:id="list3236529349908159366" text:style-name="WWNum7">
        <text:list-item>
          <text:p text:style-name="P3"><text:span text:style-name="T5">Ouverture personnelle</text:span></text:p>
        </text:list-item>
      </text:list>
      <text:p text:style-name="Subtitle"><text:span text:style-name="T6">Puisque la sécurité des réseaux deviendra un enjeu décisif à l’avenir, elle constituera donc une opportunité et un marché pour les développeurs et certains hackers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3763" style:font-name="Calibri Light" fo:font-size="12pt" style:font-size-asian="12pt" style:font-name-complex="F" style:font-size-complex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a5a5a" fo:font-size="14pt" fo:letter-spacing="0.026cm" fo:font-style="italic" style:font-size-asian="14pt" style:font-style-asian="italic" style:font-name-complex="F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Sous-titre_20_Car" style:display-name="Sous-titre Car" style:family="text" style:parent-style-name="Default_20_Paragraph_20_Font">
      <style:text-properties fo:color="#5a5a5a" fo:letter-spacing="0.026cm" style:font-name-complex="F"/>
    </style:style>
    <style:style style:name="Titre_20_2_20_Car" style:display-name="Titre 2 Car" style:family="text" style:parent-style-name="Default_20_Paragraph_20_Font">
      <style:text-properties fo:color="#2f5496" style:font-name="Calibri Light" fo:font-size="13pt" style:font-size-asian="13pt" style:font-name-complex="F" style:font-size-complex="13pt"/>
    </style:style>
    <style:style style:name="Titre_20_3_20_Car" style:display-name="Titre 3 Car" style:family="text" style:parent-style-name="Default_20_Paragraph_20_Font">
      <style:text-properties fo:color="#1f3763" style:font-name="Calibri Light" fo:font-size="12pt" style:font-size-asian="12pt" style:font-name-complex="F" style:font-size-complex="12pt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 Dazy</meta:initial-creator>
    <dc:creator>Oui Non</dc:creator>
    <meta:editing-cycles>13</meta:editing-cycles>
    <meta:creation-date>2017-02-22T12:59:00</meta:creation-date>
    <dc:date>2017-11-30T14:59:15.81</dc:date>
    <meta:editing-duration>PT2M48S</meta:editing-duration>
    <meta:generator>OpenOffice/4.1.3$Win32 OpenOffice.org_project/413m1$Build-9783</meta:generator>
    <meta:document-statistic meta:table-count="0" meta:image-count="0" meta:object-count="0" meta:page-count="1" meta:paragraph-count="12" meta:word-count="73" meta:character-count="4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